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 style:font-family-generic="system"/>
    <style:font-face style:name="Times New Roman1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 style:text-autospace="none"/>
    </style:style>
    <style:style style:name="P2" style:family="paragraph" style:parent-style-name="Normal" style:master-page-name="MP0">
      <style:paragraph-properties fo:margin-top="0cm" fo:margin-bottom="0cm" fo:line-height="100%" style:page-number="auto" fo:break-before="page" style:text-autospace="none"/>
      <style:text-properties style:font-name="Times New Roman" fo:font-size="14pt" fo:font-weight="bold" style:font-size-asian="14pt" style:font-weight-asian="bold" style:font-name-complex="Calibri-Bold" style:font-size-complex="14pt" style:font-weight-complex="bold"/>
    </style:style>
    <style:style style:name="P3" style:family="paragraph" style:parent-style-name="Normal">
      <style:paragraph-properties fo:margin-top="0cm" fo:margin-bottom="0cm" fo:line-height="100%" style:text-autospace="none"/>
      <style:text-properties style:font-name="Times New Roman" fo:font-size="14pt" fo:font-weight="bold" style:font-size-asian="14pt" style:font-weight-asian="bold" style:font-name-complex="Calibri-Bold" style:font-size-complex="14pt" style:font-weight-complex="bold"/>
    </style:style>
    <style:style style:name="P4" style:family="paragraph" style:parent-style-name="Normal">
      <style:paragraph-properties fo:margin-top="0cm" fo:margin-bottom="0cm" fo:line-height="100%" style:text-autospace="none"/>
      <style:text-properties style:font-name="Times New Roman" fo:font-size="14pt" fo:font-weight="bold" style:font-size-asian="14pt" style:font-weight-asian="bold" style:font-name-complex="Calibri" style:font-size-complex="14pt" style:font-weight-complex="bold"/>
    </style:style>
    <style:style style:name="P5" style:family="paragraph" style:parent-style-name="Normal">
      <style:paragraph-properties fo:margin-top="0cm" fo:margin-bottom="0cm" fo:line-height="100%" style:text-autospace="none"/>
      <style:text-properties style:font-name="Times New Roman" fo:font-size="14pt" style:font-size-asian="14pt" style:font-name-complex="Calibri" style:font-size-complex="14pt"/>
    </style:style>
    <style:style style:name="P6" style:family="paragraph" style:parent-style-name="Normal">
      <style:paragraph-properties fo:margin-top="0cm" fo:margin-bottom="0cm" fo:line-height="100%" style:text-autospace="none"/>
    </style:style>
    <style:style style:name="P7" style:family="paragraph" style:parent-style-name="Normal">
      <style:text-properties style:font-name="Times New Roman" fo:font-size="14pt" fo:font-weight="bold" style:font-size-asian="14pt" style:font-weight-asian="bold" style:font-name-complex="Calibri-Bold" style:font-size-complex="14pt" style:font-weight-complex="bold"/>
    </style:style>
    <style:style style:name="T1" style:family="text">
      <style:text-properties style:font-name="Times New Roman" fo:font-size="14pt" style:font-size-asian="14pt" style:font-name-complex="OpenSymbol" style:font-size-complex="14pt"/>
    </style:style>
    <style:style style:name="T2" style:family="text">
      <style:text-properties style:font-name="Times New Roman" fo:font-size="14pt" style:font-size-asian="14pt" style:font-name-complex="Calibri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Calibri-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ût interne :</text:p>
      <text:p text:style-name="P3"/>
      <text:p text:style-name="P5">Phase analyse fonctionnelle : 104j / 3.5 mois</text:p>
      <text:p text:style-name="P5"/>
      <text:p text:style-name="P5">16/11/2018 – 12/04/2019</text:p>
      <text:p text:style-name="P5"/>
      <text:p text:style-name="P1"><text:span text:style-name="Police_20_par_20_défaut"><text:span text:style-name="T1">• </text:span></text:span><text:span text:style-name="Police_20_par_20_défaut"><text:span text:style-name="T2">1 chef de projet informatique à 2800€/mois</text:span></text:span></text:p>
      <text:p text:style-name="P1"><text:span text:style-name="Police_20_par_20_défaut"><text:span text:style-name="T1">• </text:span></text:span><text:span text:style-name="Police_20_par_20_défaut"><text:span text:style-name="T2">1 responsable technique à 2400€/mois</text:span></text:span></text:p>
      <text:p text:style-name="P1"><text:span text:style-name="Police_20_par_20_défaut"><text:span text:style-name="T1">• 3</text:span></text:span><text:span text:style-name="Police_20_par_20_défaut"><text:span text:style-name="T2"> responsables ingénierie logiciel à 2000€/ mois</text:span></text:span></text:p>
      <text:p text:style-name="P4">13250€</text:p>
      <text:p text:style-name="P5"/>
      <text:p text:style-name="P5">Phase de modélisation et analyse : 95j / 3.2 mois</text:p>
      <text:p text:style-name="P5"/>
      <text:p text:style-name="P5">12/04/2019 – 30/08/2019</text:p>
      <text:p text:style-name="P5"/>
      <text:p text:style-name="P1"><text:span text:style-name="Police_20_par_20_défaut"><text:span text:style-name="T1">• </text:span></text:span><text:span text:style-name="Police_20_par_20_défaut"><text:span text:style-name="T2">1 chef de projet informatique à 2800€/mois</text:span></text:span></text:p>
      <text:p text:style-name="P1"><text:span text:style-name="Police_20_par_20_défaut"><text:span text:style-name="T1">• </text:span></text:span><text:span text:style-name="Police_20_par_20_défaut"><text:span text:style-name="T2">1 responsable technique à 2400€/mois</text:span></text:span></text:p>
      <text:p text:style-name="P1"><text:span text:style-name="Police_20_par_20_défaut"><text:span text:style-name="T1">• </text:span></text:span><text:span text:style-name="Police_20_par_20_défaut"><text:span text:style-name="T2">3 responsables ingénierie logiciel à 2000€/ mois</text:span></text:span></text:p>
      <text:p text:style-name="P4">18550€ prévisionnel</text:p>
      <text:p text:style-name="P5"/>
      <text:p text:style-name="P5"/>
      <text:p text:style-name="P5">Phase de développement et test : 177j / 5,9 mois</text:p>
      <text:p text:style-name="P5"/>
      <text:p text:style-name="P5">30/08/2019 – 14/05/2020</text:p>
      <text:p text:style-name="P5"/>
      <text:p text:style-name="P1"><text:span text:style-name="Police_20_par_20_défaut"><text:span text:style-name="T1">• </text:span></text:span><text:span text:style-name="Police_20_par_20_défaut"><text:span text:style-name="T2">1 chef de projet informatique à 2800€/mois</text:span></text:span></text:p>
      <text:p text:style-name="P1"><text:span text:style-name="Police_20_par_20_défaut"><text:span text:style-name="T1">• </text:span></text:span><text:span text:style-name="Police_20_par_20_défaut"><text:span text:style-name="T2">1 responsable technique à 2400€/mois</text:span></text:span></text:p>
      <text:p text:style-name="P1"><text:span text:style-name="Police_20_par_20_défaut"><text:span text:style-name="T1">• 3</text:span></text:span><text:span text:style-name="Police_20_par_20_défaut"><text:span text:style-name="T2"> responsables ingénierie logiciel à 2000€/ mois</text:span></text:span></text:p>
      <text:p text:style-name="P4">58450€ prévisionnel</text:p>
      <text:p text:style-name="P4"/>
      <text:p text:style-name="P5"/>
      <text:p text:style-name="P1"><text:span text:style-name="Police_20_par_20_défaut"><text:span text:style-name="T3">Coût de formation des commerciaux utilisateurs (15 commerciaux) : </text:span></text:span><text:span text:style-name="Police_20_par_20_défaut"><text:span text:style-name="T2">3000€</text:span></text:span></text:p>
      <text:p text:style-name="P3"/>
      <text:p text:style-name="P1"><text:span text:style-name="Police_20_par_20_défaut"><text:span text:style-name="T3">Coût matériel : </text:span></text:span><text:span text:style-name="Police_20_par_20_défaut"><text:span text:style-name="T2">Achat d’un serveur : 3000€</text:span></text:span></text:p>
      <text:p text:style-name="P7"/>
      <text:p text:style-name="P7">Prime de 8000€ pour l'équipe si respect des coûts et des délais</text:p>
      <text:p text:style-name="P7"/>
      <text:p text:style-name="Normal"><text:span text:style-name="Police_20_par_20_défaut"><text:span text:style-name="T3">Budget prévisionnel : 104 250</text:span></text:span><text:span text:style-name="Police_20_par_20_défaut"><text:span text:style-name="T2">€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 style:font-family-generic="system"/>
    <style:font-face style:name="Times New Roman1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Arthur PROD'HOMME</meta:initial-creator>
    <dc:creator>Arthur Prod'homme</dc:creator>
    <meta:creation-date>2019-10-28T21:17:00Z</meta:creation-date>
    <dc:date>2019-11-14T20:29:16.72</dc:date>
    <meta:editing-cycles>3</meta:editing-cycles>
    <meta:editing-duration>PT1H45M43S</meta:editing-duration>
    <meta:document-statistic meta:table-count="0" meta:image-count="0" meta:object-count="0" meta:page-count="1" meta:paragraph-count="23" meta:word-count="146" meta:character-count="871"/>
    <meta:template xlink:type="simple" xlink:actuate="onRequest" xlink:title="" xlink:href="Normal.dotm"/>
  </office:meta>
</office:document-meta>
</file>